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8240" officeooo:paragraph-rsid="00008240"/>
    </style:style>
    <style:style style:name="P2" style:family="paragraph" style:parent-style-name="Standard">
      <style:text-properties officeooo:paragraph-rsid="00008240"/>
    </style:style>
    <style:style style:name="P3" style:family="paragraph" style:parent-style-name="Standard">
      <style:text-properties officeooo:rsid="00028111" officeooo:paragraph-rsid="00028111"/>
    </style:style>
    <style:style style:name="P4" style:family="paragraph" style:parent-style-name="Standard">
      <style:text-properties officeooo:rsid="00028111" officeooo:paragraph-rsid="00028111" fo:background-color="#cccccc"/>
    </style:style>
    <style:style style:name="P5" style:family="paragraph" style:parent-style-name="Standard">
      <style:text-properties officeooo:rsid="00028111" officeooo:paragraph-rsid="00028111" fo:background-color="#ffff00"/>
    </style:style>
    <style:style style:name="T1" style:family="text">
      <style:text-properties officeooo:rsid="00008240"/>
    </style:style>
    <style:style style:name="T2" style:family="text">
      <style:text-properties officeooo:rsid="0000d255"/>
    </style:style>
    <style:style style:name="T3" style:family="text">
      <style:text-properties officeooo:rsid="00028111"/>
    </style:style>
    <style:style style:name="T4" style:family="text">
      <style:text-properties officeooo:rsid="00008240" fo:background-color="#cccccc" loext:char-shading-value="0"/>
    </style:style>
    <style:style style:name="T5" style:family="text">
      <style:text-properties officeooo:rsid="0000d255" fo:background-color="#cccccc" loext:char-shading-value="0"/>
    </style:style>
    <style:style style:name="T6" style:family="text">
      <style:text-properties officeooo:rsid="0003edea"/>
    </style:style>
    <style:style style:name="T7" style:family="text">
      <style:text-properties officeooo:rsid="00056927"/>
    </style:style>
    <style:style style:name="T8" style:family="text">
      <style:text-properties officeooo:rsid="0005aa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seful characters:</text:p>
      <text:p text:style-name="Standard"><text:span text:style-name="T1"><text:s/>“—“ - alt + 0151</text:span></text:p>
      <text:p text:style-name="Standard"/>
      <text:p text:style-name="P4">Main character – Grayed text</text:p>
      <text:p text:style-name="P4"/>
      <text:p text:style-name="P5">Important detail to history – Yellow text</text:p>
      <text:p text:style-name="Standard"/>
      <text:p text:style-name="P1">At first sign of a devastating disease that is ticking away the lifetime of his friend, he infiltrates a monastery in order to search for a powerful scroll that is used to train the highest grade priests, ones who can’t help our hero because and war is raging on and all the powerful healers are in the battlefield, </text:p>
      <text:p text:style-name="P1"/>
      <text:p text:style-name="P2"><text:span text:style-name="T1"><text:tab/></text:span><text:span text:style-name="T4">— why have you called me here?</text:span><text:span text:style-name="T1"><text:line-break/><text:tab/>— as you know, I’m kind of sick, and yesterday I went to the monastery, unfortunately, my life is being taken by a disease, there are nothing they could do. They have told me that all the powerful priests are in the battlefield against the Golden legion, and by the end of this war my body will be too devastated, making it hard, even for a skilled healer to keep me alive.<text:line-break/><text:tab/></text:span><text:span text:style-name="T4">— but, there is really nothing to do? Have you talked to a witch? Have you seen the al</text:span><text:span text:style-name="T5">ch</text:span><text:span text:style-name="T4">emist? They know nothing of how you can be saved?</text:span><text:span text:style-name="T1"><text:line-break/><text:tab/>—<text:tab/>…<text:line-break/><text:tab/>— I’ve talked to them, but…<text:line-break/><text:tab/></text:span><text:span text:style-name="T4">— No.</text:span><text:span text:style-name="T1"><text:line-break/><text:tab/>— ???.<text:line-break/><text:tab/></text:span><text:span text:style-name="T4">— I will heal you, no matter the cost.</text:span><text:span text:style-name="T1"><text:line-break/><text:tab/>— What are you going to do? It’s hard even for someone who studied it’s entire life to help people…<text:line-break/><text:tab/></text:span><text:span text:style-name="T4">— I’m not going to do it myself, though, I will have to find a way to do it.</text:span><text:span text:style-name="T1"><text:line-break/><text:tab/>— Are you going in there?<text:line-break/><text:tab/></text:span><text:span text:style-name="T4">— Yes, I don’t know how much time it will take, but I will help you.</text:span><text:span text:style-name="T1"><text:line-break/><text:tab/>— </text:span><text:span text:style-name="T2">And I </text:span><text:span text:style-name="T1">will be waiting </text:span><text:span text:style-name="T2">for you</text:span><text:span text:style-name="T1">, my friend.<text:line-break/><text:line-break/>As the character </text:span><text:span text:style-name="T3">infiltrates the monastery </text:span><text:span text:style-name="T6">h</text:span><text:span text:style-name="T3">e passes through the guards and have to find the way to the library where he wants to seek ancient knowledge. At the library </text:span><text:span text:style-name="T6">a books gets dropped on the ground, </text:span><text:span text:style-name="T3">a book named ancient legends, there is information of a relic, buried in death’s avatar own cript, that can be a conduit for a greater good or evil power, but the book has a warning, which has been torn out of it, as he reads he get surrounded and knocked by </text:span><text:span text:style-name="T6">some </text:span><text:span text:style-name="T3">guard</text:span><text:span text:style-name="T6">s.</text:span><text:span text:style-name="T3"><text:line-break/><text:line-break/>The monastery is surrounded by a high stone wall that won’t let anyone </text:span><text:span text:style-name="T8">enter</text:span><text:span text:style-name="T3">. </text:span><text:span text:style-name="T8">On the inside there’s a building that is used for the most diverse purposes, with many different rooms, like, kitchen, corridors, dining room, bedroom, on the first floor, the second floor is constituted mainly by classrooms and there is a spiral staircase, which leads to a circular library containing a great amount of information.</text:span><text:span text:style-name="T3"><text:line-break/><text:line-break/> The character now, has been taken to a prison where now his objective is to </text:span><text:span text:style-name="T7">escape, though, he is standing alone in his cel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03-26T16:30:02.850000000</dc:date>
    <meta:editing-duration>PT33M7S</meta:editing-duration>
    <meta:editing-cycles>4</meta:editing-cycles>
    <meta:document-statistic meta:table-count="0" meta:image-count="0" meta:object-count="0" meta:page-count="1" meta:paragraph-count="6" meta:word-count="444" meta:character-count="2394" meta:non-whitespace-character-count="1923"/>
  </office:meta>
</office:document-meta>
</file>